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ConsPlusNonformat">
      <style:paragraph-properties fo:text-align="justify" style:justify-single-word="false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2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В Федеральное агентство<text:line-break/>воздушного транспорта</text:p>
      <text:p text:style-name="P3">ЗАЯВЛЕНИЕ</text:p>
      <text:p text:style-name="P13"/>
      <text:p text:style-name="P11"><text:span text:style-name="T1">Прошу снять с учета беспилотное воздушное судно.</text:span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<text:span text:style-name="T3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0"><text:span text:style-name="T2">Причина снятия с учета <text:s/></text:span></text:p>
            <text:p text:style-name="P10"><text:span text:style-name="T1">разрушение БВС, просьба владельца БВС (нужное указать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</table:table-row>
      </table:table>
      <text:p text:style-name="P16"/>
      <text:p text:style-name="P6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9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3:16:00</meta:creation-date>
    <dc:creator>Медич Светлана</dc:creator>
    <dc:date>2019-09-30T15:33:00</dc:date>
    <meta:print-date>2019-09-30T11:54:00</meta:print-date>
    <meta:editing-cycles>5</meta:editing-cycles>
    <meta:editing-duration>PT8M</meta:editing-duration>
    <meta:document-statistic meta:table-count="2" meta:image-count="0" meta:object-count="0" meta:page-count="1" meta:paragraph-count="11" meta:word-count="38" meta:character-count="272" meta:non-whitespace-character-count="242"/>
    <meta:generator>LibreOffice/6.4.3.2$Linux_X86_64 LibreOffice_project/40$Build-2</meta:generator>
  </office:meta>
</office:document-meta>
</file>